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62913" officeooo:paragraph-rsid="0016291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62913" officeooo:paragraph-rsid="00162913" style:font-size-asian="12pt" style:font-size-complex="12pt"/>
    </style:style>
    <style:style style:name="P3" style:family="paragraph" style:parent-style-name="Heading_20_2">
      <style:paragraph-properties fo:line-height="150%"/>
      <style:text-properties style:font-name="Times New Roman" fo:font-size="13pt" style:font-size-asian="13pt" style:font-size-complex="13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62913" officeooo:paragraph-rsid="00162913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62913" officeooo:paragraph-rsid="00163359" style:font-size-asian="12pt" style:font-size-complex="12pt"/>
    </style:style>
    <style:style style:name="P6" style:family="paragraph" style:parent-style-name="Title">
      <style:paragraph-properties fo:line-height="150%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1633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estando Algoritmos para Verificar a Similaridade e a Dissimilaridade entre Jogadores</text:p>
      <text:p text:style-name="P1"/>
      <text:p text:style-name="P2">→ Base de dados utilizada: <text:a xlink:type="simple" xlink:href="https://docs.google.com/spreadsheets/d/14GLOVjmKM6bozMpIp2celpIo-umnn7QU/edit?rtpof=true#gid=511142314" text:style-name="Internet_20_link" text:visited-style-name="Visited_20_Internet_20_Link">planilha com dados de 500 jogadores com 3</text:a><text:a xlink:type="simple" xlink:href="https://docs.google.com/spreadsheets/d/14GLOVjmKM6bozMpIp2celpIo-umnn7QU/edit?rtpof=true#gid=511142314" text:style-name="Internet_20_link" text:visited-style-name="Visited_20_Internet_20_Link"><text:span text:style-name="T1">4</text:span></text:a><text:a xlink:type="simple" xlink:href="https://docs.google.com/spreadsheets/d/14GLOVjmKM6bozMpIp2celpIo-umnn7QU/edit?rtpof=true#gid=511142314" text:style-name="Internet_20_link" text:visited-style-name="Visited_20_Internet_20_Link"> parâmetros</text:a> </text:p>
      <text:p text:style-name="P2"/>
      <text:p text:style-name="P2">→ Linguagem de programação: Python 3.</text:p>
      <text:p text:style-name="P2"/>
      <text:h text:style-name="P3" text:outline-level="2">1 – Similaridade por Cosseno</text:h>
      <text:p text:style-name="P5">→<text:span text:style-name="T1"> Consiste em representar um conjunto de dados em um vetor.</text:span></text:p>
      <text:p text:style-name="P5"><text:span text:style-name="T1">→ As entidades desse projeto são multidimensionais; então faz sentido utilizar uma representação vetorial.</text:span></text:p>
      <text:p text:style-name="P5"><text:span text:style-name="T1"><text:s/></text:span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9T08:55:34.005428170</meta:creation-date>
    <dc:date>2023-10-09T11:00:04.470942625</dc:date>
    <meta:editing-duration>PT16M4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60" meta:character-count="397" meta:non-whitespace-character-count="340"/>
  </office:meta>
</office:document-meta>
</file>